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ukti Narrow" svg:font-family="'Mukti Narro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0pt" style:text-underline-style="none" fo:font-weight="normal" style:font-size-asian="8.75pt" style:font-weight-asian="normal" style:font-size-complex="10pt" style:font-weight-complex="normal"/>
    </style:style>
    <style:style style:name="T1" style:family="text">
      <style:text-properties style:font-name="Mukti Narrow"/>
    </style:style>
    <style:style style:name="T2" style:family="text">
      <style:text-properties style:font-name="Mukti Narrow" fo:font-weight="bold" style:font-weight-asian="bold" style:font-weight-complex="bold"/>
    </style:style>
    <style:style style:name="T3" style:family="text">
      <style:text-properties style:font-name="Mukti Narrow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font-name="Mukti Narrow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5" style:family="text">
      <style:text-properties style:font-name="Mukti Narrow" fo:font-size="16pt" style:text-underline-style="none" fo:font-weight="bold" style:font-size-asian="16pt" style:font-weight-asian="bold" style:font-size-complex="16pt" style:font-weight-complex="bold"/>
    </style:style>
    <style:style style:name="T6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3"/></text:p>
      <text:p text:style-name="Standard"><text:span text:style-name="T5"><text:tab/><text:tab/><text:tab/></text:span><text:span text:style-name="T4"> Análisis, estimación y planificación </text:span></text:p>
      <text:p text:style-name="Standard"><text:span text:style-name="T4"/></text:p>
      <text:p text:style-name="Standard"><text:span text:style-name="T4"/></text:p>
      <text:p text:style-name="P1"><text:span text:style-name="T1">°Un MMF (mínimum marketing features) es el conjunto mas pequeño posible de funcionalidad que, por si misma tiene valor en el mercado.</text:span></text:p>
      <text:p text:style-name="P1"><text:span text:style-name="T1"><text:tab/>Las metodologías ágiles dicen que un producto debe construirse de forma evolutiva en pequeñas entregas. Estas entregas deben ser de forma criteriosa para que cada entrega pueda aportar valor suficiente a los usuarios.</text:span></text:p>
      <text:p text:style-name="P1"><text:span text:style-name="T1"/></text:p>
      <text:p text:style-name="P1"><text:span text:style-name="T1">°Un MMF se identifica debido a que son las funcionalidades del sistema que poseen mas importancia ,que saldrán en la primera iteración y tienen valor por si solos en el mercado. La construcción del sistema se hace desde el MMF (producto mínimo y necesario) y produciendo incrementos funcionales entregables en cada iteración.</text:span></text:p>
      <text:p text:style-name="P1"><text:span text:style-name="T1"/></text:p>
      <text:p text:style-name="P1"><text:span text:style-name="T1">°Un MMF <text:s/>es el producto mínimo y necesario que se obtiene de organizar y detallar las User Stories.</text:span></text:p>
      <text:p text:style-name="P1"><text:span text:style-name="T1">A partir de las User Stories se puede determinar que funcionalidades son las necesarias para crear una primera versión del producto, que tenga importancia en el mercado y que logre gananci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ukti Narrow" svg:font-family="'Mukti Narro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 </meta:initial-creator>
    <meta:creation-date>2012-09-14T19:34:00</meta:creation-date>
    <meta:document-statistic meta:table-count="0" meta:image-count="0" meta:object-count="0" meta:page-count="1" meta:paragraph-count="7" meta:word-count="160" meta:character-count="1040"/>
    <dc:date>2012-09-14T19:54:20</dc:date>
    <dc:creator>mari </dc:creator>
    <meta:editing-duration>PT00H04M29S</meta:editing-duration>
    <meta:editing-cycles>1</meta:editing-cycles>
    <meta:generator>OpenOffice.org/3.2$Linux OpenOffice.org_project/320m12$Build-9483</meta:generator>
  </office:meta>
</office:document-meta>
</file>